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ext-properties style:font-name="Liberation Sans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 58%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59.87mm" svg:height="89.86mm" svg:x="157.59mm" svg:y="9.03mm">
            <draw:object draw:notify-on-update-of-ranges="Foglio1.B2:Foglio1.B8 Foglio1.C2:Foglio1.C2 Foglio1.C2:Foglio1.C8 Foglio1.E2:Foglio1.E2 Foglio1.E2:Foglio1.E8 Foglio1.D11:Foglio1.D17 Foglio1.D11:Foglio1.D17 Foglio1.B2:Foglio1.B2 Foglio1.B2:Foglio1.B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2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Rx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15" calcext:value-type="float">
            <text:p>14,15</text:p>
          </table:table-cell>
          <table:table-cell office:value-type="float" office:value="0.349" calcext:value-type="float">
            <text:p>0,35</text:p>
          </table:table-cell>
          <table:table-cell office:value-type="float" office:value="40.54" calcext:value-type="float">
            <text:p>40,54</text:p>
          </table:table-cell>
          <table:table-cell office:value-type="float" office:value="44.12" calcext:value-type="float">
            <text:p>44,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69" calcext:value-type="float">
            <text:p>13,69</text:p>
          </table:table-cell>
          <table:table-cell office:value-type="float" office:value="0.335" calcext:value-type="float">
            <text:p>0,34</text:p>
          </table:table-cell>
          <table:table-cell office:value-type="float" office:value="40.87" calcext:value-type="float">
            <text:p>40,87</text:p>
          </table:table-cell>
          <table:table-cell office:value-type="float" office:value="44.5" calcext:value-type="float">
            <text:p>44,5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01" calcext:value-type="float">
            <text:p>13,01</text:p>
          </table:table-cell>
          <table:table-cell office:value-type="float" office:value="0.317" calcext:value-type="float">
            <text:p>0,32</text:p>
          </table:table-cell>
          <table:table-cell office:value-type="float" office:value="41.04" calcext:value-type="float">
            <text:p>41,04</text:p>
          </table:table-cell>
          <table:table-cell office:value-type="float" office:value="44.71" calcext:value-type="float">
            <text:p>44,7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28" calcext:value-type="float">
            <text:p>12,28</text:p>
          </table:table-cell>
          <table:table-cell office:value-type="float" office:value="0.301" calcext:value-type="float">
            <text:p>0,30</text:p>
          </table:table-cell>
          <table:table-cell office:value-type="float" office:value="40.8" calcext:value-type="float">
            <text:p>40,80</text:p>
          </table:table-cell>
          <table:table-cell office:value-type="float" office:value="44.42" calcext:value-type="float">
            <text:p>44,4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66" calcext:value-type="float">
            <text:p>11,66</text:p>
          </table:table-cell>
          <table:table-cell office:value-type="float" office:value="0.285" calcext:value-type="float">
            <text:p>0,29</text:p>
          </table:table-cell>
          <table:table-cell office:value-type="float" office:value="40.91" calcext:value-type="float">
            <text:p>40,91</text:p>
          </table:table-cell>
          <table:table-cell office:value-type="float" office:value="44.56" calcext:value-type="float">
            <text:p>44,5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98" calcext:value-type="float">
            <text:p>10,98</text:p>
          </table:table-cell>
          <table:table-cell office:value-type="float" office:value="0.272" calcext:value-type="float">
            <text:p>0,27</text:p>
          </table:table-cell>
          <table:table-cell office:value-type="float" office:value="40.37" calcext:value-type="float">
            <text:p>40,37</text:p>
          </table:table-cell>
          <table:table-cell office:value-type="float" office:value="43.91" calcext:value-type="float">
            <text:p>43,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15" calcext:value-type="float">
            <text:p>10,15</text:p>
          </table:table-cell>
          <table:table-cell office:value-type="float" office:value="0.249" calcext:value-type="float">
            <text:p>0,25</text:p>
          </table:table-cell>
          <table:table-cell office:value-type="float" office:value="40.76" calcext:value-type="float">
            <text:p>40,76</text:p>
          </table:table-cell>
          <table:table-cell office:value-type="float" office:value="44.38" calcext:value-type="float">
            <text:p>44,38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 calcext:value-type="string">
            <text:p>erv%</text:p>
          </table:table-cell>
          <table:table-cell table:style-name="ce1" office:value-type="string" calcext:value-type="string">
            <text:p>era%</text:p>
          </table:table-cell>
          <table:table-cell table:style-name="ce1" office:value-type="string" calcext:value-type="string">
            <text:p>ea_Rc</text:p>
          </table:table-cell>
          <table:table-cell table:style-name="ce1" office:value-type="string" calcext:value-type="string">
            <text:p>Rx_min</text:p>
          </table:table-cell>
          <table:table-cell table:style-name="ce1" office:value-type="string" calcext:value-type="string">
            <text:p>Rx_ma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,53</text:p>
          </table:table-cell>
          <table:table-cell office:value-type="float" office:value="1.074" calcext:value-type="float">
            <text:p>1,07</text:p>
          </table:table-cell>
          <table:table-cell table:formula="of:=[.E2]*([.B11]+[.C11])/100" office:value-type="float" office:value="0.7076848" calcext:value-type="float">
            <text:p>0,71</text:p>
          </table:table-cell>
          <table:table-cell table:formula="of:=[.E2]-[.D11]" office:value-type="float" office:value="43.4123152" calcext:value-type="float">
            <text:p>43,41</text:p>
          </table:table-cell>
          <table:table-cell table:style-name="ce2" table:formula="of:=[.E2]+[.D11]" office:value-type="float" office:value="44.8276848" calcext:value-type="float">
            <text:p>44,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,55</text:p>
          </table:table-cell>
          <table:table-cell office:value-type="float" office:value="1.119" calcext:value-type="float">
            <text:p>1,12</text:p>
          </table:table-cell>
          <table:table-cell table:formula="of:=[.E3]*([.B12]+[.C12])/100" office:value-type="float" office:value="0.742705" calcext:value-type="float">
            <text:p>0,74</text:p>
          </table:table-cell>
          <table:table-cell table:formula="of:=[.E3]-[.D12]" office:value-type="float" office:value="43.757295" calcext:value-type="float">
            <text:p>43,76</text:p>
          </table:table-cell>
          <table:table-cell table:style-name="ce2" table:formula="of:=[.E3]+[.D12]" office:value-type="float" office:value="45.242705" calcext:value-type="float">
            <text:p>45,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8" calcext:value-type="float">
            <text:p>0,58</text:p>
          </table:table-cell>
          <table:table-cell office:value-type="float" office:value="1.183" calcext:value-type="float">
            <text:p>1,18</text:p>
          </table:table-cell>
          <table:table-cell table:formula="of:=[.E4]*([.B13]+[.C13])/100" office:value-type="float" office:value="0.7882373" calcext:value-type="float">
            <text:p>0,79</text:p>
          </table:table-cell>
          <table:table-cell table:formula="of:=[.E4]-[.D13]" office:value-type="float" office:value="43.9217627" calcext:value-type="float">
            <text:p>43,92</text:p>
          </table:table-cell>
          <table:table-cell table:style-name="ce2" table:formula="of:=[.E4]+[.D13]" office:value-type="float" office:value="45.4982373" calcext:value-type="float">
            <text:p>45,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1" calcext:value-type="float">
            <text:p>0,61</text:p>
          </table:table-cell>
          <table:table-cell office:value-type="float" office:value="1.246" calcext:value-type="float">
            <text:p>1,25</text:p>
          </table:table-cell>
          <table:table-cell table:formula="of:=[.E5]*([.B14]+[.C14])/100" office:value-type="float" office:value="0.8244352" calcext:value-type="float">
            <text:p>0,82</text:p>
          </table:table-cell>
          <table:table-cell table:formula="of:=[.E5]-[.D14]" office:value-type="float" office:value="43.5955648" calcext:value-type="float">
            <text:p>43,60</text:p>
          </table:table-cell>
          <table:table-cell table:style-name="ce2" table:formula="of:=[.E5]+[.D14]" office:value-type="float" office:value="45.2444352" calcext:value-type="float">
            <text:p>45,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4" calcext:value-type="float">
            <text:p>0,64</text:p>
          </table:table-cell>
          <table:table-cell office:value-type="float" office:value="1.316" calcext:value-type="float">
            <text:p>1,32</text:p>
          </table:table-cell>
          <table:table-cell table:formula="of:=[.E6]*([.B15]+[.C15])/100" office:value-type="float" office:value="0.8715936" calcext:value-type="float">
            <text:p>0,87</text:p>
          </table:table-cell>
          <table:table-cell table:formula="of:=[.E6]-[.D15]" office:value-type="float" office:value="43.6884064" calcext:value-type="float">
            <text:p>43,69</text:p>
          </table:table-cell>
          <table:table-cell table:style-name="ce2" table:formula="of:=[.E6]+[.D15]" office:value-type="float" office:value="45.4315936" calcext:value-type="float">
            <text:p>45,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8" calcext:value-type="float">
            <text:p>0,68</text:p>
          </table:table-cell>
          <table:table-cell office:value-type="float" office:value="1.379" calcext:value-type="float">
            <text:p>1,38</text:p>
          </table:table-cell>
          <table:table-cell table:formula="of:=[.E7]*([.B16]+[.C16])/100" office:value-type="float" office:value="0.9041069" calcext:value-type="float">
            <text:p>0,90</text:p>
          </table:table-cell>
          <table:table-cell table:formula="of:=[.E7]-[.D16]" office:value-type="float" office:value="43.0058931" calcext:value-type="float">
            <text:p>43,01</text:p>
          </table:table-cell>
          <table:table-cell table:style-name="ce2" table:formula="of:=[.E7]+[.D16]" office:value-type="float" office:value="44.8141069" calcext:value-type="float">
            <text:p>44,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4" calcext:value-type="float">
            <text:p>0,74</text:p>
          </table:table-cell>
          <table:table-cell office:value-type="float" office:value="1.506" calcext:value-type="float">
            <text:p>1,51</text:p>
          </table:table-cell>
          <table:table-cell table:formula="of:=[.E8]*([.B17]+[.C17])/100" office:value-type="float" office:value="0.9967748" calcext:value-type="float">
            <text:p>1,00</text:p>
          </table:table-cell>
          <table:table-cell table:formula="of:=[.E8]-[.D17]" office:value-type="float" office:value="43.3832252" calcext:value-type="float">
            <text:p>43,38</text:p>
          </table:table-cell>
          <table:table-cell table:style-name="ce2" table:formula="of:=[.E8]+[.D17]" office:value-type="float" office:value="45.3767748" calcext:value-type="float">
            <text:p>45,38</text:p>
          </table:table-cell>
        </table:table-row>
        <table:table-row table:style-name="ro1" table:number-rows-repeated="3">
          <table:table-cell/>
          <table:table-cell table:style-name="Default" table:number-columns-repeated="4"/>
          <table:table-cell/>
        </table:table-row>
        <table:table-row table:style-name="ro2">
          <table:table-cell/>
          <table:table-cell table:style-name="Default" table:number-columns-repeated="2"/>
          <table:table-cell table:style-name="ce3" office:value-type="string" calcext:value-type="string">
            <text:p>ε<text:span text:style-name="T1">A</text:span></text:p>
          </table:table-cell>
          <table:table-cell table:style-name="ce3" office:value-type="string" calcext:value-type="string">
            <text:p>±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6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6T17:00:14.097118449</meta:creation-date>
    <dc:date>2019-12-26T22:01:01.246317785</dc:date>
    <meta:editing-duration>PT16M16S</meta:editing-duration>
    <meta:editing-cycles>1</meta:editing-cycles>
    <meta:document-statistic meta:table-count="1" meta:cell-count="88" meta:object-count="1"/>
    <meta:generator>LibreOffice/6.0.7.3$Linux_X86_64 LibreOffice_project/00m0$Build-3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leave-gap" chart:right-angled-axes="true"/>
    </style:style>
    <style:style style:name="ch3" style:family="chart" style:data-style-name="N2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minimum="42" chart:maximum="4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minimum="0.24" chart:maximum="0.36" chart:interval-major="0.02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 loext:label-stroke-color="#3465a4" chart:link-data-style-to-source="true" chart:mean-value="true" chart:error-category="cell-range" chart:error-upper-range="Foglio1.D11:Foglio1.D17" chart:error-lower-range="Foglio1.D11:Foglio1.D17" chart:data-label-number="value" chart:data-label-text="false" chart:data-label-symbol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dash" draw:stroke-dash="Dashed_20__28_var_29_" svg:stroke-width="0.05cm"/>
    </style:style>
    <style:style style:name="ch11" style:family="chart">
      <style:graphic-properties draw:stroke="dash" draw:stroke-dash="Dashed_20__28_var_29_" svg:stroke-width="0.05cm"/>
    </style:style>
    <style:style style:name="ch12" style:family="chart">
      <style:chart-properties chart:error-upper-indicator="true" chart:error-lower-indicator="true" chart:error-category="cell-range" chart:error-upper-range="Foglio1.D11:Foglio1.D17" chart:error-lower-range="Foglio1.D11:Foglio1.D17" loext:std-weight="1"/>
      <style:graphic-properties draw:stroke="solid" svg:stroke-width="0.05cm" svg:stroke-color="#000000" svg:stroke-opacity="100%" draw:stroke-linejoin="round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8cm" svg:height="8.987cm" xlink:href=".." xlink:type="simple" chart:class="chart:line" chart:style-name="ch1">
        <chart:plot-area chart:style-name="ch2" table:cell-range-address="Foglio1.B2:Foglio1.C8 Foglio1.E2:Foglio1.E8" chart:data-source-has-labels="both" svg:x="1.282cm" svg:y="0.179cm" svg:width="14.387cm" svg:height="7.648cm">
          <chartooo:coordinate-region svg:x="2.38cm" svg:y="0.378cm" svg:width="12.864cm" svg:height="6.802cm"/>
          <chart:axis chart:dimension="x" chart:name="primary-x" chart:style-name="ch3" chartooo:axis-type="auto">
            <chartooo:date-scale/>
            <chart:title svg:x="8.312cm" svg:y="8.006cm" chart:style-name="ch4">
              <text:p>V</text:p>
            </chart:title>
            <chart:categories table:cell-range-address="Foglio1.B2:Foglio1.B8"/>
            <chart:grid chart:style-name="ch5" chart:class="major"/>
          </chart:axis>
          <chart:axis chart:dimension="y" chart:name="primary-y" chart:style-name="ch6">
            <chart:title svg:x="0.451cm" svg:y="3.723cm" chart:style-name="ch4">
              <text:p>Rx</text:p>
            </chart:title>
            <chart:grid chart:style-name="ch5" chart:class="major"/>
          </chart:axis>
          <chart:axis chart:dimension="y" chart:name="secondary-y" chart:style-name="ch7"/>
          <chart:series chart:attached-axis="primary-y" chart:style-name="ch8" chart:values-cell-range-address="Foglio1.C2:Foglio1.C8" chart:label-cell-address="Foglio1.C2:Foglio1.C2" chart:class="chart:line">
            <chart:data-point chart:repeated="7"/>
          </chart:series>
          <chart:series chart:attached-axis="primary-y" chart:style-name="ch9" chart:values-cell-range-address="Foglio1.E2:Foglio1.E8" chart:label-cell-address="Foglio1.E2:Foglio1.E2" chart:class="chart:line">
            <chart:mean-value chart:style-name="ch10"/>
            <chart:regression-curve chart:style-name="ch11"/>
            <chart:error-indicator chart:style-name="ch12" chart:dimension="y"/>
            <chart:data-point chart:repeated="7"/>
          </chart:series>
          <chart:series chart:attached-axis="primary-y" chart:style-name="ch13" chart:values-cell-range-address="Foglio1.B2:Foglio1.B8" chart:label-cell-address="Foglio1.B2:Foglio1.B2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35</text:p>
                <draw:g>
                  <svg:desc>Foglio1.C2:Foglio1.C2</svg:desc>
                </draw:g>
              </table:table-cell>
              <table:table-cell office:value-type="string">
                <text:p>44,12</text:p>
                <draw:g>
                  <svg:desc>Foglio1.E2:Foglio1.E2</svg:desc>
                </draw:g>
              </table:table-cell>
              <table:table-cell office:value-type="string">
                <text:p>Colonna D</text:p>
              </table:table-cell>
              <table:table-cell office:value-type="string">
                <text:p>Colonna D</text:p>
              </table:table-cell>
              <table:table-cell office:value-type="string">
                <text:p>14,15</text:p>
                <draw:g>
                  <svg:desc>Foglio1.B2:Foglio1.B2</svg:desc>
                </draw:g>
              </table:table-cell>
            </table:table-row>
          </table:table-header-rows>
          <table:table-rows>
            <table:table-row>
              <table:table-cell office:value-type="float" office:value="14.15">
                <text:p>14.15</text:p>
                <draw:g>
                  <svg:desc>Foglio1.B2:Foglio1.B8</svg:desc>
                </draw:g>
              </table:table-cell>
              <table:table-cell office:value-type="float" office:value="0.349">
                <text:p>0.349</text:p>
                <draw:g>
                  <svg:desc>Foglio1.C2:Foglio1.C8</svg:desc>
                </draw:g>
              </table:table-cell>
              <table:table-cell office:value-type="float" office:value="44.12">
                <text:p>44.12</text:p>
                <draw:g>
                  <svg:desc>Foglio1.E2:Foglio1.E8</svg:desc>
                </draw:g>
              </table:table-cell>
              <table:table-cell office:value-type="float" office:value="0.7076848">
                <text:p>0.7076848</text:p>
                <draw:g>
                  <svg:desc>Foglio1.D11:Foglio1.D17</svg:desc>
                </draw:g>
              </table:table-cell>
              <table:table-cell office:value-type="float" office:value="0.7076848">
                <text:p>0.7076848</text:p>
                <draw:g>
                  <svg:desc>Foglio1.D11:Foglio1.D17</svg:desc>
                </draw:g>
              </table:table-cell>
              <table:table-cell office:value-type="float" office:value="14.15">
                <text:p>14.15</text:p>
                <draw:g>
                  <svg:desc>Foglio1.B2:Foglio1.B8</svg:desc>
                </draw:g>
              </table:table-cell>
            </table:table-row>
            <table:table-row>
              <table:table-cell office:value-type="float" office:value="13.69">
                <text:p>13.69</text:p>
              </table:table-cell>
              <table:table-cell office:value-type="float" office:value="0.335">
                <text:p>0.335</text:p>
              </table:table-cell>
              <table:table-cell office:value-type="float" office:value="44.5">
                <text:p>44.5</text:p>
              </table:table-cell>
              <table:table-cell office:value-type="float" office:value="0.742705">
                <text:p>0.742705</text:p>
              </table:table-cell>
              <table:table-cell office:value-type="float" office:value="0.742705">
                <text:p>0.742705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float" office:value="13.01">
                <text:p>13.01</text:p>
              </table:table-cell>
              <table:table-cell office:value-type="float" office:value="0.317">
                <text:p>0.317</text:p>
              </table:table-cell>
              <table:table-cell office:value-type="float" office:value="44.71">
                <text:p>44.71</text:p>
              </table:table-cell>
              <table:table-cell office:value-type="float" office:value="0.7882373">
                <text:p>0.7882373</text:p>
              </table:table-cell>
              <table:table-cell office:value-type="float" office:value="0.7882373">
                <text:p>0.7882373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12.28">
                <text:p>12.28</text:p>
              </table:table-cell>
              <table:table-cell office:value-type="float" office:value="0.301">
                <text:p>0.301</text:p>
              </table:table-cell>
              <table:table-cell office:value-type="float" office:value="44.42">
                <text:p>44.42</text:p>
              </table:table-cell>
              <table:table-cell office:value-type="float" office:value="0.8244352">
                <text:p>0.8244352</text:p>
              </table:table-cell>
              <table:table-cell office:value-type="float" office:value="0.8244352">
                <text:p>0.8244352</text:p>
              </table:table-cell>
              <table:table-cell office:value-type="float" office:value="12.28">
                <text:p>12.28</text:p>
              </table:table-cell>
            </table:table-row>
            <table:table-row>
              <table:table-cell office:value-type="float" office:value="11.66">
                <text:p>11.66</text:p>
              </table:table-cell>
              <table:table-cell office:value-type="float" office:value="0.285">
                <text:p>0.285</text:p>
              </table:table-cell>
              <table:table-cell office:value-type="float" office:value="44.56">
                <text:p>44.56</text:p>
              </table:table-cell>
              <table:table-cell office:value-type="float" office:value="0.8715936">
                <text:p>0.8715936</text:p>
              </table:table-cell>
              <table:table-cell office:value-type="float" office:value="0.8715936">
                <text:p>0.8715936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float" office:value="10.98">
                <text:p>10.98</text:p>
              </table:table-cell>
              <table:table-cell office:value-type="float" office:value="0.272">
                <text:p>0.272</text:p>
              </table:table-cell>
              <table:table-cell office:value-type="float" office:value="43.91">
                <text:p>43.91</text:p>
              </table:table-cell>
              <table:table-cell office:value-type="float" office:value="0.9041069">
                <text:p>0.9041069</text:p>
              </table:table-cell>
              <table:table-cell office:value-type="float" office:value="0.9041069">
                <text:p>0.9041069</text:p>
              </table:table-cell>
              <table:table-cell office:value-type="float" office:value="10.98">
                <text:p>10.98</text:p>
              </table:table-cell>
            </table:table-row>
            <table:table-row>
              <table:table-cell office:value-type="float" office:value="10.15">
                <text:p>10.15</text:p>
              </table:table-cell>
              <table:table-cell office:value-type="float" office:value="0.249">
                <text:p>0.249</text:p>
              </table:table-cell>
              <table:table-cell office:value-type="float" office:value="44.38">
                <text:p>44.38</text:p>
              </table:table-cell>
              <table:table-cell office:value-type="float" office:value="0.9967748">
                <text:p>0.9967748</text:p>
              </table:table-cell>
              <table:table-cell office:value-type="float" office:value="0.9967748">
                <text:p>0.9967748</text:p>
              </table:table-cell>
              <table:table-cell office:value-type="float" office:value="10.15">
                <text:p>10.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</office:styles>
</office:document-styles>
</file>